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33816B7F4A1.png"/>
  <manifest:file-entry manifest:media-type="image/png" manifest:full-path="Pictures/100000000000012600000138749CE8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43cm" svg:height="11.408cm" svg:x="1.765cm" svg:y="3.549cm">
          <draw:image xlink:href="Pictures/100000000000012600000138749CE855.png" xlink:type="simple" xlink:show="embed" xlink:actuate="onLoad">
            <text:p/>
          </draw:image>
        </draw:frame>
        <draw:frame draw:style-name="gr1" draw:text-style-name="P1" draw:layer="layout" svg:width="14.471cm" svg:height="12.65cm" svg:x="14.564cm" svg:y="3.225cm">
          <draw:image xlink:href="Pictures/10000000000003B00000033816B7F4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Ernesto Migliore</meta:initial-creator>
    <meta:creation-date>2008-03-19T15:44:10</meta:creation-date>
    <dc:creator>Ernesto Migliore</dc:creator>
    <dc:date>2008-03-20T15:22:19</dc:date>
    <dc:language>en-US</dc:language>
    <meta:editing-cycles>4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